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9</text:p>
          </table:table-cell>
          <table:table-cell office:value-type="string" calcext:value-type="string">
            <text:p>1N4148</text:p>
          </table:table-cell>
          <table:table-cell table:style-name="ce3" office:value-type="string" calcext:value-type="string">
            <text:p>64B2: CR100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2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1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3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2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4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3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5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4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6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5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64B2: Replaces R28, 29, 30, 36, 48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22:51:32.287360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9T23:23:07.129878623</dc:date>
    <meta:editing-duration>PT2H33M1S</meta:editing-duration>
    <meta:editing-cycles>45</meta:editing-cycles>
    <meta:document-statistic meta:table-count="1" meta:cell-count="1116" meta:object-count="0"/>
  </office:meta>
</office:document-meta>
</file>